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18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83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>
      <style:table-cell-properties fo:border-bottom="0.018cm solid #000000" fo:border-left="none" fo:border-right="none" fo:border-top="none"/>
    </style:style>
    <style:style style:name="ce8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7" style:family="table-cell" style:parent-style-name="Default" style:data-style-name="N109"/>
    <style:style style:name="ce88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90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95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96" style:family="table-cell" style:parent-style-name="Default" style:data-style-name="N100"/>
    <style:style style:name="ce9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49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5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3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6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8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50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1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08">
      <style:table-cell-properties style:vertical-align="automatic"/>
    </style:style>
    <style:style style:name="ce10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vertical-align="automatic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1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12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6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1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0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1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24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6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29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3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96"/>
        <table:table-column table:style-name="co21" table:default-cell-style-name="ce96"/>
        <table:table-column table:style-name="co22" table:number-columns-repeated="3" table:default-cell-style-name="ce96"/>
        <table:table-column table:style-name="co21" table:default-cell-style-name="ce96"/>
        <table:table-column table:style-name="co22" table:default-cell-style-name="ce96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87" table:number-columns-repeated="2"/>
          <table:table-cell table:style-name="ce91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88" table:number-columns-repeated="2"/>
          <table:table-cell table:style-name="ce92" table:number-columns-repeated="4"/>
          <table:table-cell table:style-name="ce97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84"/>
          <table:table-cell table:style-name="ce86"/>
          <table:table-cell table:style-name="ce86" office:value-type="string">
            <text:p>Duration</text:p>
          </table:table-cell>
          <table:table-cell table:style-name="ce89" office:value-type="string">
            <text:p>Step</text:p>
          </table:table-cell>
          <table:table-cell table:style-name="ce89" office:value-type="string">
            <text:p>Total</text:p>
          </table:table-cell>
          <table:table-cell table:style-name="ce91" table:number-columns-repeated="2"/>
          <table:table-cell table:style-name="ce91"/>
          <table:table-cell table:style-name="ce91"/>
          <table:table-cell table:number-columns-repeated="1009"/>
        </table:table-row>
        <table:table-row table:style-name="ro1">
          <table:table-cell table:number-columns-repeated="2"/>
          <table:table-cell table:style-name="ce85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90" table:formula="of:=['1. Regression Testing'.$H$3]" office:value-type="time" office:time-value="PT09H00M00S">
            <text:p>09:00</text:p>
          </table:table-cell>
          <table:table-cell table:style-name="ce90" table:formula="of:=['1. Regression Testing'.$J$3]" office:value-type="time" office:time-value="PT09H00M00S">
            <text:p>09:0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90" table:formula="of:=['2. Preparation'.$H$3]" office:value-type="time" office:time-value="PT02H10M00S">
            <text:p>02:10</text:p>
          </table:table-cell>
          <table:table-cell table:style-name="ce90" table:formula="of:=['2. Preparation'.$J$3]" office:value-type="time" office:time-value="PT11H10M00S">
            <text:p>11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90" table:formula="of:=['3. Final Testing'.$H$3]" office:value-type="time" office:time-value="PT04H50M00S">
            <text:p>04:50</text:p>
          </table:table-cell>
          <table:table-cell table:style-name="ce90" table:formula="of:=['3. Final Testing'.$J$3]" office:value-type="time" office:time-value="PT16H00M00S">
            <text:p>16:0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90" table:formula="of:=['4. Build'.$H$3]" office:value-type="time" office:time-value="PT00H30M00S">
            <text:p>00:30</text:p>
          </table:table-cell>
          <table:table-cell table:style-name="ce90" table:formula="of:=['4. Build'.$J$3]" office:value-type="time" office:time-value="PT16H30M00S">
            <text:p>16:3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90" table:formula="of:=['5. Installation Testing'.$H$3]" office:value-type="time" office:time-value="PT00H40M00S">
            <text:p>00:40</text:p>
          </table:table-cell>
          <table:table-cell table:style-name="ce90" table:formula="of:=['5. Installation Testing'.$J$3]" office:value-type="time" office:time-value="PT17H10M00S">
            <text:p>17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90" table:formula="of:=['5. Installation Testing'.$H$3]" office:value-type="time" office:time-value="PT00H40M00S">
            <text:p>00:40</text:p>
          </table:table-cell>
          <table:table-cell table:style-name="ce90" table:formula="of:=['5. Installation Testing'.$J$3]" office:value-type="time" office:time-value="PT17H10M00S">
            <text:p>17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90" table:formula="of:=['7. Upload'.$H$3]" office:value-type="time" office:time-value="PT01H00M00S">
            <text:p>01:00</text:p>
          </table:table-cell>
          <table:table-cell table:style-name="ce90" table:formula="of:=['7. Upload'.$J$3]" office:value-type="time" office:time-value="PT18H10M00S">
            <text:p>18:10</text:p>
          </table:table-cell>
          <table:table-cell table:style-name="ce9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5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90" table:formula="of:=['8. Finalization'.$H$3]" office:value-type="time" office:time-value="PT02H10M00S">
            <text:p>02:10</text:p>
          </table:table-cell>
          <table:table-cell table:style-name="ce90" table:formula="of:=['8. Finalization'.$J$3]" office:value-type="time" office:time-value="PT20H00M00S">
            <text:p>20:00</text:p>
          </table:table-cell>
          <table:table-cell table:style-name="ce91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87" table:number-columns-repeated="2"/>
          <table:table-cell table:style-name="ce91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88" table:number-columns-repeated="2"/>
          <table:table-cell table:style-name="ce92" table:number-columns-repeated="4"/>
          <table:table-cell table:style-name="ce97" table:number-columns-repeated="6"/>
          <table:table-cell table:style-name="ce1" table:number-columns-repeated="1003"/>
        </table:table-row>
        <table:table-row table:style-name="ro2">
          <table:table-cell table:style-name="ce2"/>
          <table:table-cell table:style-name="ce81" table:number-columns-repeated="4"/>
          <table:table-cell table:style-name="ce86" table:number-columns-repeated="2"/>
          <table:table-cell table:style-name="ce93" office:value-type="string">
            <text:p>YAT</text:p>
          </table:table-cell>
          <table:table-cell table:style-name="ce93" office:value-type="string">
            <text:p>MKY</text:p>
          </table:table-cell>
          <table:table-cell table:style-name="ce93" office:value-type="string">
            <text:p>ALAZ</text:p>
          </table:table-cell>
          <table:table-cell table:style-name="ce93" office:value-type="string">
            <text:p>NUnit</text:p>
          </table:table-cell>
          <table:table-cell table:style-name="ce98"/>
          <table:table-cell table:style-name="ce93" office:value-type="string">
            <text:p>LU.xml</text:p>
          </table:table-cell>
          <table:table-cell table:style-name="ce93" office:value-type="string">
            <text:p>.yat</text:p>
          </table:table-cell>
          <table:table-cell table:style-name="ce93" office:value-type="string">
            <text:p>.yaw</text:p>
          </table:table-cell>
          <table:table-cell table:style-name="ce98"/>
          <table:table-cell table:style-name="ce93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82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94" office:value-type="string">
            <text:p>1.99.32</text:p>
          </table:table-cell>
          <table:table-cell table:style-name="ce95" office:value-type="string">
            <text:p>1.0.11</text:p>
          </table:table-cell>
          <table:table-cell table:style-name="ce95" office:value-type="string">
            <text:p>3.5.9</text:p>
          </table:table-cell>
          <table:table-cell table:style-name="ce95" office:value-type="string">
            <text:p>1.0.8</text:p>
          </table:table-cell>
          <table:table-cell table:style-name="ce99"/>
          <table:table-cell table:number-columns-repeated="2" table:style-name="ce94" office:value-type="string">
            <text:p>1.4.0</text:p>
          </table:table-cell>
          <table:table-cell table:style-name="ce94" office:value-type="string">
            <text:p>1.2.0</text:p>
          </table:table-cell>
          <table:table-cell table:style-name="ce99"/>
          <table:table-cell table:style-name="ce94" office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82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94" office:value-type="string">
            <text:p>1.99.30</text:p>
          </table:table-cell>
          <table:table-cell table:style-name="ce95" office:value-type="string">
            <text:p>1.0.9</text:p>
          </table:table-cell>
          <table:table-cell table:style-name="ce95" office:value-type="string">
            <text:p>3.5.7</text:p>
          </table:table-cell>
          <table:table-cell table:style-name="ce95" office:value-type="string">
            <text:p>1.0.6</text:p>
          </table:table-cell>
          <table:table-cell table:style-name="ce99"/>
          <table:table-cell table:number-columns-repeated="2" table:style-name="ce95" office:value-type="string">
            <text:p>1.3.1</text:p>
          </table:table-cell>
          <table:table-cell table:style-name="ce95" office:value-type="string">
            <text:p>1.1.1</text:p>
          </table:table-cell>
          <table:table-cell table:style-name="ce99"/>
          <table:table-cell table:style-name="ce94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83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95" office:value-type="string">
            <text:p>1.99.28</text:p>
          </table:table-cell>
          <table:table-cell table:style-name="ce95" office:value-type="string">
            <text:p>1.0.7</text:p>
          </table:table-cell>
          <table:table-cell table:style-name="ce95" office:value-type="string">
            <text:p>3.5.5</text:p>
          </table:table-cell>
          <table:table-cell table:style-name="ce95" office:value-type="string">
            <text:p>1.0.4</text:p>
          </table:table-cell>
          <table:table-cell table:style-name="ce99"/>
          <table:table-cell table:number-columns-repeated="2" table:style-name="ce95" office:value-type="string">
            <text:p>1.3.0</text:p>
          </table:table-cell>
          <table:table-cell table:style-name="ce95" office:value-type="string">
            <text:p>1.1.0</text:p>
          </table:table-cell>
          <table:table-cell table:style-name="ce99"/>
          <table:table-cell table:style-name="ce95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83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95" office:value-type="string">
            <text:p>1.99.26</text:p>
          </table:table-cell>
          <table:table-cell table:style-name="ce95" office:value-type="string">
            <text:p>1.0.5</text:p>
          </table:table-cell>
          <table:table-cell table:style-name="ce95" office:value-type="string">
            <text:p>3.5.3</text:p>
          </table:table-cell>
          <table:table-cell table:style-name="ce95" office:value-type="string">
            <text:p>1.0.2</text:p>
          </table:table-cell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9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95" office:value-type="string">
            <text:p>1.99.25</text:p>
          </table:table-cell>
          <table:table-cell table:style-name="ce95" office:value-type="string">
            <text:p>1.0.4</text:p>
          </table:table-cell>
          <table:table-cell table:style-name="ce95" office:value-type="string">
            <text:p>3.5.2</text:p>
          </table:table-cell>
          <table:table-cell table:style-name="ce95" office:value-type="string">
            <text:p>1.0.1</text:p>
          </table:table-cell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9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95" office:value-type="string">
            <text:p>1.99.24</text:p>
          </table:table-cell>
          <table:table-cell table:style-name="ce95" office:value-type="string">
            <text:p>1.0.4</text:p>
          </table:table-cell>
          <table:table-cell table:style-name="ce95" office:value-type="string">
            <text:p>3.5.2</text:p>
          </table:table-cell>
          <table:table-cell table:style-name="ce95" office:value-type="string">
            <text:p>1.0.1</text:p>
          </table:table-cell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8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5" office:value-type="string">
            <text:p>1.99.23</text:p>
          </table:table-cell>
          <table:table-cell table:style-name="ce95" office:value-type="string">
            <text:p>1.0.1</text:p>
          </table:table-cell>
          <table:table-cell table:style-name="ce95" office:value-type="string">
            <text:p>3.5.0</text:p>
          </table:table-cell>
          <table:table-cell table:style-name="ce91"/>
          <table:table-cell/>
          <table:table-cell table:style-name="ce95" office:value-type="string">
            <text:p>1.2.4</text:p>
          </table:table-cell>
          <table:table-cell table:style-name="ce95" office:value-type="string">
            <text:p>1.2.7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95" office:value-type="string">
            <text:p>1.99.22</text:p>
          </table:table-cell>
          <table:table-cell table:style-name="ce95" office:value-type="string">
            <text:p>1.0.1</text:p>
          </table:table-cell>
          <table:table-cell table:style-name="ce95" office:value-type="string">
            <text:p>3.5.0</text:p>
          </table:table-cell>
          <table:table-cell table:style-name="ce91"/>
          <table:table-cell/>
          <table:table-cell table:style-name="ce95" office:value-type="string">
            <text:p>1.2.3</text:p>
          </table:table-cell>
          <table:table-cell table:style-name="ce95" office:value-type="string">
            <text:p>1.2.6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95" office:value-type="string">
            <text:p>1.99.20</text:p>
          </table:table-cell>
          <table:table-cell table:style-name="ce95" office:value-type="string">
            <text:p>1.0.0</text:p>
          </table:table-cell>
          <table:table-cell table:style-name="ce95" office:value-type="string">
            <text:p>1.2.0</text:p>
          </table:table-cell>
          <table:table-cell table:style-name="ce91"/>
          <table:table-cell/>
          <table:table-cell table:style-name="ce95" office:value-type="string">
            <text:p>1.2.3</text:p>
          </table:table-cell>
          <table:table-cell table:style-name="ce95" office:value-type="string">
            <text:p>1.2.5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95" office:value-type="string">
            <text:p>1.99.19</text:p>
          </table:table-cell>
          <table:table-cell table:style-name="ce91" table:number-columns-repeated="3"/>
          <table:table-cell/>
          <table:table-cell table:style-name="ce95" office:value-type="string">
            <text:p>1.2.2</text:p>
          </table:table-cell>
          <table:table-cell table:style-name="ce95" office:value-type="string">
            <text:p>1.2.4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95" office:value-type="string">
            <text:p>1.99.18</text:p>
          </table:table-cell>
          <table:table-cell table:style-name="ce91" table:number-columns-repeated="3"/>
          <table:table-cell/>
          <table:table-cell table:style-name="ce95" office:value-type="string">
            <text:p>1.2.2</text:p>
          </table:table-cell>
          <table:table-cell table:style-name="ce95" office:value-type="string">
            <text:p>1.2.3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95" office:value-type="string">
            <text:p>1.99.17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2.2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95" office:value-type="string">
            <text:p>1.99.13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2.1</text:p>
          </table:table-cell>
          <table:table-cell table:style-name="ce95" office:value-type="string">
            <text:p>1.0.0</text:p>
          </table:table-cell>
          <table:table-cell/>
          <table:table-cell table:style-name="ce95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95" office:value-type="string">
            <text:p>1.99.12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2.0</text:p>
          </table:table-cell>
          <table:table-cell table:number-columns-repeated="2"/>
          <table:table-cell table:style-name="ce95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83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95" office:value-type="string">
            <text:p>1.99.8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1.2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95" office:value-type="string">
            <text:p>1.99.3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1.1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95" office:value-type="string">
            <text:p>1.99.0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1.0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5" office:value-type="string">
            <text:p>1.0.2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0.1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5" office:value-type="string">
            <text:p>1.0.1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0.1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>
          <table:table-cell/>
          <table:table-cell table:style-name="ce83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95" office:value-type="string">
            <text:p>1.0.0</text:p>
          </table:table-cell>
          <table:table-cell table:style-name="ce91" table:number-columns-repeated="3"/>
          <table:table-cell/>
          <table:table-cell table:number-columns-repeated="2" table:style-name="ce95" office:value-type="string">
            <text:p>1.0.0</text:p>
          </table:table-cell>
          <table:table-cell table:number-columns-repeated="2"/>
          <table:table-cell table:style-name="ce91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87" table:number-columns-repeated="2"/>
          <table:table-cell table:style-name="ce91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1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Regress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13])" office:value-type="time" office:time-value="PT09H00M00S">
            <text:p>09:00</text:p>
          </table:table-cell>
          <table:table-cell table:style-name="ce47" table:formula="of:=['0. Overview'.$J$3]" office:value-type="time" office:time-value="PT00H00M00S">
            <text:p>00:00</text:p>
          </table:table-cell>
          <table:table-cell table:style-name="ce53" table:formula="of:=MAX([.I4:.I65513])" office:value-type="time" office:time-value="PT09H00M00S">
            <text:p>09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1.1.">
            <text:p>1.1.</text:p>
          </table:table-cell>
          <table:table-cell table:style-name="ce37"/>
          <table:table-cell table:style-name="ce39"/>
          <table:table-cell table:style-name="ce37" office:value-type="string">
            <text:p>Run coding style checks</text:p>
          </table:table-cell>
          <table:table-cell table:style-name="ce37"/>
          <table:table-cell table:style-name="ce49" office:value-type="time" office:time-value="PT01H00M00S">
            <text:p>01:00</text:p>
          </table:table-cell>
          <table:table-cell table:style-name="ce55"/>
          <table:table-cell table:style-name="ce49" table:formula="of:=MAX([.I$1:.I4])+[.G5]" office:value-type="time" office:time-value="PT01H00M00S">
            <text:p>01:0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1.1.1.">
            <text:p>1.1.1.</text:p>
          </table:table-cell>
          <table:table-cell table:style-name="ce40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style-name="ce42" table:formula="of:=['3. Final Testing'.E9]" office:value-type="string" office:string-value="1 expected warning: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style-name="ce42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4]); &quot;.&quot;)" office:value-type="string" office:string-value="1.2.">
            <text:p>1.2.</text:p>
          </table:table-cell>
          <table:table-cell table:style-name="ce37"/>
          <table:table-cell table:style-name="ce39"/>
          <table:table-cell table:style-name="ce37" office:value-type="string">
            <text:p>Run assembly checks</text:p>
          </table:table-cell>
          <table:table-cell table:style-name="ce37"/>
          <table:table-cell table:style-name="ce49" office:value-type="time" office:time-value="PT02H00M00S">
            <text:p>02:00</text:p>
          </table:table-cell>
          <table:table-cell table:style-name="ce55"/>
          <table:table-cell table:style-name="ce49" table:formula="of:=MAX([.I$1:.I13])+[.G14]" office:value-type="time" office:time-value="PT03H00M00S">
            <text:p>03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4]; COUNTA([.C$15:.C15]); &quot;.&quot;)" office:value-type="string" office:string-value="1.2.1.">
            <text:p>1.2.1.</text:p>
          </table:table-cell>
          <table:table-cell table:style-name="ce40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24]); &quot;.&quot;)" office:value-type="string" office:string-value="1.2.2.">
            <text:p>1.2.2.</text:p>
          </table:table-cell>
          <table:table-cell table:style-name="ce40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27]); &quot;.&quot;)" office:value-type="string" office:string-value="1.2.3.">
            <text:p>1.2.3.</text:p>
          </table:table-cell>
          <table:table-cell table:style-name="ce40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0]" office:value-type="string" office:string-value="158 expected errors/warnings:">
            <text:p>15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1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33]" office:value-type="string" office:string-value="CA2214 : DoNotCallOverridableMethodsInConstructors @ 102 locations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1.3.">
            <text:p>1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6H00M00S">
            <text:p>06:00</text:p>
          </table:table-cell>
          <table:table-cell table:style-name="ce55"/>
          <table:table-cell table:style-name="ce49" table:formula="of:=MAX([.I$1:.I36])+[.G37]" office:value-type="time" office:time-value="PT09H00M00S">
            <text:p>09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7]; COUNTA([.C$38:.C38]); &quot;.&quot;)" office:value-type="string" office:string-value="1.3.1.">
            <text:p>1.3.1.</text:p>
          </table:table-cell>
          <table:table-cell table:style-name="ce40" office:value-type="string">
            <text:p></text:p>
          </table:table-cell>
          <table:table-cell table:formula="of:=['3. Final Testing'.E38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39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0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7]; COUNTA([.C$38:.C42]); &quot;.&quot;)" office:value-type="string" office:string-value="1.3.2.">
            <text:p>1.3.2.</text:p>
          </table:table-cell>
          <table:table-cell table:style-name="ce40" office:value-type="string">
            <text:p></text:p>
          </table:table-cell>
          <table:table-cell table:formula="of:=['3. Final Testing'.E42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repar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6])" office:value-type="time" office:time-value="PT02H10M00S">
            <text:p>02:10</text:p>
          </table:table-cell>
          <table:table-cell table:style-name="ce47" table:formula="of:=['1. Regression Testing'.$J$3]" office:value-type="time" office:time-value="PT09H00M00S">
            <text:p>09:00</text:p>
          </table:table-cell>
          <table:table-cell table:style-name="ce53" table:formula="of:=MAX([.I4:.I65536])" office:value-type="time" office:time-value="PT11H10M00S">
            <text:p>11:10</text:p>
          </table:table-cell>
          <table:table-cell table:style-name="ce58" table:number-columns-repeated="1012"/>
          <table:table-cell table:number-columns-repeated="2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59"/>
          <table:table-cell table:style-name="ce61" table:formula="of:=CONCATENATE([.A$3]; &quot;.&quot;; COUNTA([.B5]); &quot;.&quot;)" office:value-type="string" office:string-value="2.1.">
            <text:p>2.1.</text:p>
          </table:table-cell>
          <table:table-cell table:style-name="ce63"/>
          <table:table-cell table:style-name="ce64"/>
          <table:table-cell table:style-name="ce63" office:value-type="string">
            <text:p>Set versions</text:p>
          </table:table-cell>
          <table:table-cell table:style-name="ce63"/>
          <table:table-cell table:style-name="ce66" office:value-type="time" office:time-value="PT00H20M00S">
            <text:p>00:20</text:p>
          </table:table-cell>
          <table:table-cell table:style-name="ce68"/>
          <table:table-cell table:style-name="ce66" table:formula="of:=MAX([.I$1:.I4])+[.G5]" office:value-type="time" office:time-value="PT09H20M00S">
            <text:p>09:20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>
            <text:p>2.1.1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>
            <text:p>2.1.2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8]); &quot;.&quot;)" office:value-type="string" office:string-value="2.1.3.">
            <text:p>2.1.3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9]); &quot;.&quot;)" office:value-type="string" office:string-value="2.1.4.">
            <text:p>2.1.4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ll versions must be incremented to later ensure proper installation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5.">
            <text:p>2.1.5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Remove 'Development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3]); &quot;.&quot;)" office:value-type="string" office:string-value="2.1.6.">
            <text:p>2.1.6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lso remove 'Development', e.g. '// MKY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5]); &quot;.&quot;)" office:value-type="string" office:string-value="2.1.7.">
            <text:p>2.1.7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lso remove 'Development', e.g. '// NUnit Version 1.0.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7]); &quot;.&quot;)" office:value-type="string" office:string-value="2.1.8.">
            <text:p>2.1.8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2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19]); &quot;.&quot;)" office:value-type="string" office:string-value="2.1.9.">
            <text:p>2.1.9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22]); &quot;.&quot;)" office:value-type="string" office:string-value="2.1.10.">
            <text:p>2.1.10.</text:p>
          </table:table-cell>
          <table:table-cell table:style-name="ce40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4]); &quot;.&quot;)" office:value-type="string" office:string-value="2.2.">
            <text:p>2.2.</text:p>
          </table:table-cell>
          <table:table-cell table:style-name="ce37"/>
          <table:table-cell table:style-name="ce39"/>
          <table:table-cell table:style-name="ce37" office:value-type="string">
            <text:p>Set installation version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3])+[.G24]" office:value-type="time" office:time-value="PT09H25M00S">
            <text:p>09:2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24]; COUNTA([.C$25:.C25]); &quot;.&quot;)" office:value-type="string" office:string-value="2.2.1.">
            <text:p>2.2.1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26]); &quot;.&quot;)" office:value-type="string" office:string-value="2.2.2.">
            <text:p>2.2.2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27]); &quot;.&quot;)" office:value-type="string" office:string-value="2.2.3.">
            <text:p>2.2.3.</text:p>
          </table:table-cell>
          <table:table-cell table:style-name="ce40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28]); &quot;.&quot;)" office:value-type="string" office:string-value="2.2.4.">
            <text:p>2.2.4.</text:p>
          </table:table-cell>
          <table:table-cell table:style-name="ce40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>
            <text:p>2.3.</text:p>
          </table:table-cell>
          <table:table-cell table:style-name="ce37"/>
          <table:table-cell table:style-name="ce39"/>
          <table:table-cell table:style-name="ce37" office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29])+[.G30]" office:value-type="time" office:time-value="PT09H55M00S">
            <text:p>09:5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0]; COUNTA([.C$31:.C31]); &quot;.&quot;)" office:value-type="string" office:string-value="2.3.1.">
            <text:p>2.3.1.</text:p>
          </table:table-cell>
          <table:table-cell table:style-name="ce40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0]; COUNTA([.C$31:.C36]); &quot;.&quot;)" office:value-type="string" office:string-value="2.3.2.">
            <text:p>2.3.2.</text:p>
          </table:table-cell>
          <table:table-cell table:style-name="ce40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7]); &quot;.&quot;)" office:value-type="string" office:string-value="2.3.3.">
            <text:p>2.3.3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0]; COUNTA([.C$31:.C38]); &quot;.&quot;)" office:value-type="string" office:string-value="2.3.4.">
            <text:p>2.3.4.</text:p>
          </table:table-cell>
          <table:table-cell table:style-name="ce40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40]); &quot;.&quot;)" office:value-type="string" office:string-value="2.4.">
            <text:p>2.4.</text:p>
          </table:table-cell>
          <table:table-cell table:style-name="ce37"/>
          <table:table-cell table:style-name="ce39"/>
          <table:table-cell table:style-name="ce37" office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9])+[.G40]" office:value-type="time" office:time-value="PT10H10M00S">
            <text:p>10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40]; COUNTA([.C$41:.C41]); &quot;.&quot;)" office:value-type="string" office:string-value="2.4.1.">
            <text:p>2.4.1.</text:p>
          </table:table-cell>
          <table:table-cell table:style-name="ce40" office:value-type="string">
            <text:p></text:p>
          </table:table-cell>
          <table:table-cell table:style-name="ce6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3]); &quot;.&quot;)" office:value-type="string" office:string-value="2.5.">
            <text:p>2.5.</text:p>
          </table:table-cell>
          <table:table-cell table:style-name="ce37"/>
          <table:table-cell table:style-name="ce39"/>
          <table:table-cell table:style-name="ce37" office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42])+[.G43]" office:value-type="time" office:time-value="PT10H40M00S">
            <text:p>10:4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43]; COUNTA([.C$44:.C44]); &quot;.&quot;)" office:value-type="string" office:string-value="2.5.1.">
            <text:p>2.5.1.</text:p>
          </table:table-cell>
          <table:table-cell table:style-name="ce40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3]; COUNTA([.C$44:.C49]); &quot;.&quot;)" office:value-type="string" office:string-value="2.5.2.">
            <text:p>2.5.2.</text:p>
          </table:table-cell>
          <table:table-cell table:style-name="ce40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1]); &quot;.&quot;)" office:value-type="string" office:string-value="2.6.">
            <text:p>2.6.</text:p>
          </table:table-cell>
          <table:table-cell table:style-name="ce37"/>
          <table:table-cell table:style-name="ce39"/>
          <table:table-cell table:style-name="ce37" office:value-type="string">
            <text:p>Add new settings to settings 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0])+[.G51]" office:value-type="time" office:time-value="PT10H55M00S">
            <text:p>10:5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51]; COUNTA([.C$52:.C52]); &quot;.&quot;)" office:value-type="string" office:string-value="2.6.1.">
            <text:p>2.6.1.</text:p>
          </table:table-cell>
          <table:table-cell table:style-name="ce40" office:value-type="string">
            <text:p></text:p>
          </table:table-cell>
          <table:table-cell table:style-name="ce60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1]; COUNTA([.C$52:.C53]); &quot;.&quot;)" office:value-type="string" office:string-value="2.6.2.">
            <text:p>2.6.2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1]; COUNTA([.C$52:.C54]); &quot;.&quot;)" office:value-type="string" office:string-value="2.6.3.">
            <text:p>2.6.3.</text:p>
          </table:table-cell>
          <table:table-cell table:style-name="ce40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6]); &quot;.&quot;)" office:value-type="string" office:string-value="2.7.">
            <text:p>2.7.</text:p>
          </table:table-cell>
          <table:table-cell table:style-name="ce37"/>
          <table:table-cell table:style-name="ce39"/>
          <table:table-cell table:style-name="ce37" office:value-type="string">
            <text:p>Rebuild and commi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55])+[.G56]" office:value-type="time" office:time-value="PT11H10M00S">
            <text:p>11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4" table:formula="of:=CONCATENATE([.B$56]; COUNTA([.C$57:.C57]); &quot;.&quot;)" office:value-type="string" office:string-value="2.7.1.">
            <text:p>2.7.1.</text:p>
          </table:table-cell>
          <table:table-cell table:style-name="ce40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8]); &quot;.&quot;)" office:value-type="string" office:string-value="2.7.2.">
            <text:p>2.7.2.</text:p>
          </table:table-cell>
          <table:table-cell table:style-name="ce40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59]); &quot;.&quot;)" office:value-type="string" office:string-value="2.7.3.">
            <text:p>2.7.3.</text:p>
          </table:table-cell>
          <table:table-cell table:style-name="ce40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6]; COUNTA([.C$57:.C60]); &quot;.&quot;)" office:value-type="string" office:string-value="2.7.4.">
            <text:p>2.7.4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3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50])" office:value-type="time" office:time-value="PT04H50M00S">
            <text:p>04:50</text:p>
          </table:table-cell>
          <table:table-cell table:style-name="ce47" table:formula="of:=['2. Preparation'.$J$3]" office:value-type="time" office:time-value="PT11H10M00S">
            <text:p>11:10</text:p>
          </table:table-cell>
          <table:table-cell table:style-name="ce53" table:formula="of:=MAX([.I4:.I65550])" office:value-type="time" office:time-value="PT16H00M00S">
            <text:p>16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3.1.">
            <text:p>3.1.</text:p>
          </table:table-cell>
          <table:table-cell table:style-name="ce37"/>
          <table:table-cell table:style-name="ce39"/>
          <table:table-cell table:style-name="ce37" office:value-type="string">
            <text:p>Re-Run coding style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1H20M00S">
            <text:p>11:2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3.1.1.">
            <text:p>3.1.1.</text:p>
          </table:table-cell>
          <table:table-cell table:style-name="ce40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style-name="ce28" office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2">
          <table:table-cell table:style-name="ce28"/>
          <table:table-cell table:style-name="ce35" table:number-columns-repeated="2"/>
          <table:table-cell table:style-name="ce41"/>
          <table:table-cell table:style-name="ce28" office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4]); &quot;.&quot;)" office:value-type="string" office:string-value="3.2.">
            <text:p>3.2.</text:p>
          </table:table-cell>
          <table:table-cell table:style-name="ce37"/>
          <table:table-cell table:style-name="ce39"/>
          <table:table-cell table:style-name="ce37" office:value-type="string">
            <text:p>Re-Run assembly check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13])+[.G14]" office:value-type="time" office:time-value="PT11H30M00S">
            <text:p>11:3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4]; COUNTA([.C$15:.C15]); &quot;.&quot;)" office:value-type="string" office:string-value="3.2.1.">
            <text:p>3.2.1.</text:p>
          </table:table-cell>
          <table:table-cell table:style-name="ce40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>
            <text:p>37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305 : SpecifyIFormatProvider @ 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811 : AvoidUncalledPrivateCod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4]); &quot;.&quot;)" office:value-type="string" office:string-value="3.2.2.">
            <text:p>3.2.2.</text:p>
          </table:table-cell>
          <table:table-cell table:style-name="ce40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7]); &quot;.&quot;)" office:value-type="string" office:string-value="3.2.3.">
            <text:p>3.2.3.</text:p>
          </table:table-cell>
          <table:table-cell table:style-name="ce40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>
            <text:p>158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002 : DoNotExposeGenericLists @ 39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7]); &quot;.&quot;)" office:value-type="string" office:string-value="3.3.">
            <text:p>3.3.</text:p>
          </table:table-cell>
          <table:table-cell table:style-name="ce37"/>
          <table:table-cell table:style-name="ce39"/>
          <table:table-cell table:style-name="ce37" office:value-type="string">
            <text:p>Run automated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36])+[.G37]" office:value-type="time" office:time-value="PT12H00M00S">
            <text:p>12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7]; COUNTA([.C$38:.C38]); &quot;.&quot;)" office:value-type="string" office:string-value="3.3.1.">
            <text:p>3.3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37]; COUNTA([.C$38:.C42]); &quot;.&quot;)" office:value-type="string" office:string-value="3.3.2.">
            <text:p>3.3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8]); &quot;.&quot;)" office:value-type="string" office:string-value="3.4.">
            <text:p>3.4.</text:p>
          </table:table-cell>
          <table:table-cell table:style-name="ce37"/>
          <table:table-cell table:style-name="ce39"/>
          <table:table-cell table:style-name="ce37" office:value-type="string">
            <text:p>Disconnect all devices, restart computer, re-run automated tests</text:p>
          </table:table-cell>
          <table:table-cell table:style-name="ce37"/>
          <table:table-cell table:style-name="ce49" office:value-type="time" office:time-value="PT00H45M00S">
            <text:p>00:45</text:p>
          </table:table-cell>
          <table:table-cell table:style-name="ce55"/>
          <table:table-cell table:style-name="ce49" table:formula="of:=MAX([.I$1:.I47])+[.G48]" office:value-type="time" office:time-value="PT12H45M00S">
            <text:p>12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48]; COUNTA([.C$49:.C49]); &quot;.&quot;)" office:value-type="string" office:string-value="3.4.1.">
            <text:p>3.4.1.</text:p>
          </table:table-cell>
          <table:table-cell table:style-name="ce40" office:value-type="string">
            <text:p></text:p>
          </table:table-cell>
          <table:table-cell table:formula="of:=CONCATENATE(&quot;Re-run &quot;; [.C42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8]; COUNTA([.C$49:.C50]); &quot;.&quot;)" office:value-type="string" office:string-value="3.4.2.">
            <text:p>3.4.2.</text:p>
          </table:table-cell>
          <table:table-cell table:style-name="ce40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52]); &quot;.&quot;)" office:value-type="string" office:string-value="3.5.">
            <text:p>3.5.</text:p>
          </table:table-cell>
          <table:table-cell table:style-name="ce37"/>
          <table:table-cell table:style-name="ce39"/>
          <table:table-cell table:style-name="ce37" office:value-type="string">
            <text:p>Run interactive test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51])+[.G52]" office:value-type="time" office:time-value="PT12H55M00S">
            <text:p>12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3.5.1.">
            <text:p>3.5.1.</text:p>
          </table:table-cell>
          <table:table-cell table:style-name="ce40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52]; COUNTA([.C$53:.C57]); &quot;.&quot;)" office:value-type="string" office:string-value="3.5.2.">
            <text:p>3.5.2.</text:p>
          </table:table-cell>
          <table:table-cell table:style-name="ce40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0]); &quot;.&quot;)" office:value-type="string" office:string-value="3.5.3.">
            <text:p>3.5.3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4]); &quot;.&quot;)" office:value-type="string" office:string-value="3.6.">
            <text:p>3.6.</text:p>
          </table:table-cell>
          <table:table-cell table:style-name="ce37"/>
          <table:table-cell table:style-name="ce39"/>
          <table:table-cell table:style-name="ce37" office:value-type="string">
            <text:p>Run manual tests</text:p>
          </table:table-cell>
          <table:table-cell table:style-name="ce37"/>
          <table:table-cell table:style-name="ce49" office:value-type="time" office:time-value="PT02H30M00S">
            <text:p>02:30</text:p>
          </table:table-cell>
          <table:table-cell table:style-name="ce55"/>
          <table:table-cell table:style-name="ce49" table:formula="of:=MAX([.I$1:.I63])+[.G64]" office:value-type="time" office:time-value="PT15H25M00S">
            <text:p>15:2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3.6.1.">
            <text:p>3.6.1.</text:p>
          </table:table-cell>
          <table:table-cell table:style-name="ce40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7]); &quot;.&quot;)" office:value-type="string" office:string-value="3.7.">
            <text:p>3.7.</text:p>
          </table:table-cell>
          <table:table-cell table:style-name="ce37"/>
          <table:table-cell table:style-name="ce39"/>
          <table:table-cell table:style-name="ce37" office:value-type="string">
            <text:p>Re-run automated tests</text:p>
          </table:table-cell>
          <table:table-cell table:style-name="ce37"/>
          <table:table-cell table:style-name="ce49" office:value-type="time" office:time-value="PT00H25M00S">
            <text:p>00:25</text:p>
          </table:table-cell>
          <table:table-cell table:style-name="ce55"/>
          <table:table-cell table:style-name="ce49" table:formula="of:=MAX([.I$1:.I66])+[.G67]" office:value-type="time" office:time-value="PT15H50M00S">
            <text:p>15:5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67]; COUNTA([.C$68:.C68]); &quot;.&quot;)" office:value-type="string" office:string-value="3.7.1.">
            <text:p>3.7.1.</text:p>
          </table:table-cell>
          <table:table-cell table:style-name="ce40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.E46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74]); &quot;.&quot;)" office:value-type="string" office:string-value="3.8.">
            <text:p>3.8.</text:p>
          </table:table-cell>
          <table:table-cell table:style-name="ce37"/>
          <table:table-cell table:style-name="ce39"/>
          <table:table-cell table:style-name="ce37" office:value-type="string">
            <text:p>Check and commit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73])+[.G74]" office:value-type="time" office:time-value="PT16H00M00S">
            <text:p>16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74]; COUNTA([.C$75:.C75]); &quot;.&quot;)" office:value-type="string" office:string-value="3.8.1.">
            <text:p>3.8.1.</text:p>
          </table:table-cell>
          <table:table-cell table:style-name="ce40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42"/>
          <table:table-cell table:style-name="ce2" table:number-columns-repeated="2"/>
          <table:table-cell table:style-name="ce70"/>
          <table:table-cell table:style-name="ce42" office:value-type="string">
            <text:p>37 occurrences totally expected in ArgsHandler, Usb, Hid,...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74]; COUNTA([.C$75:.C81]); &quot;.&quot;)" office:value-type="string" office:string-value="3.8.2.">
            <text:p>3.8.2.</text:p>
          </table:table-cell>
          <table:table-cell table:style-name="ce40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05"/>
        <table:table-column table:style-name="co11" table:default-cell-style-name="ce105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5" table:default-cell-style-name="ce105"/>
        <table:table-column table:style-name="co15" table:number-columns-repeated="4" table:default-cell-style-name="ce105"/>
        <table:table-column table:style-name="co10" table:number-columns-repeated="1014" table:default-cell-style-name="ce105"/>
        <table:table-row table:style-name="ro1">
          <table:table-cell table:style-name="ce100"/>
          <table:table-cell table:style-name="ce106" table:number-columns-repeated="4"/>
          <table:table-cell table:style-name="ce118" office:value-type="string">
            <text:p>Duration</text:p>
          </table:table-cell>
          <table:table-cell table:style-name="ce120" office:value-type="string">
            <text:p>Step</text:p>
          </table:table-cell>
          <table:table-cell table:style-name="ce125"/>
          <table:table-cell table:style-name="ce120" office:value-type="string">
            <text:p>Total</text:p>
          </table:table-cell>
          <table:table-cell table:style-name="ce125"/>
          <table:table-cell table:style-name="ce106" table:number-columns-repeated="1014"/>
        </table:table-row>
        <table:table-row table:style-name="ro1">
          <table:table-cell table:style-name="ce101"/>
          <table:table-cell table:style-name="ce107" table:number-columns-repeated="4"/>
          <table:table-cell table:style-name="ce119"/>
          <table:table-cell table:style-name="ce121"/>
          <table:table-cell table:style-name="ce126"/>
          <table:table-cell table:style-name="ce121"/>
          <table:table-cell table:style-name="ce126"/>
          <table:table-cell table:style-name="ce107" table:number-columns-repeated="1014"/>
        </table:table-row>
        <table:table-row table:style-name="ro3">
          <table:table-cell table:style-name="ce102" office:value-type="float" office:value="4">
            <text:p>4.</text:p>
          </table:table-cell>
          <table:table-cell table:style-name="ce108"/>
          <table:table-cell table:style-name="ce112"/>
          <table:table-cell table:style-name="ce114"/>
          <table:table-cell table:style-name="ce108" office:value-type="string">
            <text:p>Build</text:p>
          </table:table-cell>
          <table:table-cell table:style-name="ce112"/>
          <table:table-cell table:style-name="ce122" office:value-type="time" office:time-value="PT00H00M00S">
            <text:p>00:00</text:p>
          </table:table-cell>
          <table:table-cell table:style-name="ce127" table:formula="of:=[.G3]+SUM([.G4:.G65514])" office:value-type="time" office:time-value="PT00H30M00S">
            <text:p>00:30</text:p>
          </table:table-cell>
          <table:table-cell table:style-name="ce122" table:formula="of:=['3. Final Testing'.$J$3]" office:value-type="time" office:time-value="PT16H00M00S">
            <text:p>16:00</text:p>
          </table:table-cell>
          <table:table-cell table:style-name="ce127" table:formula="of:=MAX([.I4:.I65514])" office:value-type="time" office:time-value="PT16H30M00S">
            <text:p>16:30</text:p>
          </table:table-cell>
          <table:table-cell table:style-name="ce131" table:number-columns-repeated="1014"/>
        </table:table-row>
        <table:table-row table:style-name="ro1">
          <table:table-cell table:style-name="ce103"/>
          <table:table-cell table:style-name="ce109"/>
          <table:table-cell/>
          <table:table-cell table:style-name="ce115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 table:style-name="ce104"/>
          <table:table-cell table:style-name="ce110" table:formula="of:=CONCATENATE([.A$3]; &quot;.&quot;; COUNTA([.B5]); &quot;.&quot;)" office:value-type="string" office:string-value="4.1.">
            <text:p>4.1.</text:p>
          </table:table-cell>
          <table:table-cell table:style-name="ce113"/>
          <table:table-cell table:style-name="ce116"/>
          <table:table-cell table:style-name="ce113" office:value-type="string">
            <text:p>Finalize release notes</text:p>
          </table:table-cell>
          <table:table-cell table:style-name="ce113"/>
          <table:table-cell table:style-name="ce124" office:value-type="time" office:time-value="PT00H00M00S">
            <text:p>00:00</text:p>
          </table:table-cell>
          <table:table-cell table:style-name="ce129"/>
          <table:table-cell table:style-name="ce124" table:formula="of:=MAX([.I$1:.I4])+[.G5]" office:value-type="time" office:time-value="PT16H00M00S">
            <text:p>16:00</text:p>
          </table:table-cell>
          <table:table-cell table:style-name="ce129"/>
          <table:table-cell table:style-name="ce104"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5]; COUNTA([.C$6:.C6]); &quot;.&quot;)" office:value-type="string" office:string-value="4.1.1.">
            <text:p>4.1.1.</text:p>
          </table:table-cell>
          <table:table-cell table:style-name="ce117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5]; COUNTA([.C$6:.C7]); &quot;.&quot;)" office:value-type="string" office:string-value="4.1.2.">
            <text:p>4.1.2.</text:p>
          </table:table-cell>
          <table:table-cell table:style-name="ce117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5]; COUNTA([.C$6:.C8]); &quot;.&quot;)" office:value-type="string" office:string-value="4.1.3.">
            <text:p>4.1.3.</text:p>
          </table:table-cell>
          <table:table-cell table:style-name="ce117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5]; COUNTA([.C$6:.C9]); &quot;.&quot;)" office:value-type="string" office:string-value="4.1.4.">
            <text:p>4.1.4.</text:p>
          </table:table-cell>
          <table:table-cell table:style-name="ce117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/>
          <table:table-cell table:style-name="ce115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 table:style-name="ce104"/>
          <table:table-cell table:style-name="ce110" table:formula="of:=CONCATENATE([.A$3]; &quot;.&quot;; COUNTA([.B$5:.B11]); &quot;.&quot;)" office:value-type="string" office:string-value="4.2.">
            <text:p>4.2.</text:p>
          </table:table-cell>
          <table:table-cell table:style-name="ce113"/>
          <table:table-cell table:style-name="ce116"/>
          <table:table-cell table:style-name="ce113" office:value-type="string">
            <text:p>Prepare package directory</text:p>
          </table:table-cell>
          <table:table-cell table:style-name="ce113"/>
          <table:table-cell table:style-name="ce124" office:value-type="time" office:time-value="PT00H10M00S">
            <text:p>00:10</text:p>
          </table:table-cell>
          <table:table-cell table:style-name="ce129"/>
          <table:table-cell table:style-name="ce124" table:formula="of:=MAX([.I$1:.I10])+[.G11]" office:value-type="time" office:time-value="PT16H10M00S">
            <text:p>16:10</text:p>
          </table:table-cell>
          <table:table-cell table:style-name="ce130"/>
          <table:table-cell table:style-name="ce104"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11]; COUNTA([.C$12:.C12]); &quot;.&quot;)" office:value-type="string" office:string-value="4.2.1.">
            <text:p>4.2.1.</text:p>
          </table:table-cell>
          <table:table-cell table:style-name="ce117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11]; COUNTA([.C$12:.C13]); &quot;.&quot;)" office:value-type="string" office:string-value="4.2.2.">
            <text:p>4.2.2.</text:p>
          </table:table-cell>
          <table:table-cell table:style-name="ce117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11]; COUNTA([.C$12:.C14]); &quot;.&quot;)" office:value-type="string" office:string-value="4.2.3.">
            <text:p>4.2.3.</text:p>
          </table:table-cell>
          <table:table-cell table:style-name="ce117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11]; COUNTA([.C$12:.C15]); &quot;.&quot;)" office:value-type="string" office:string-value="4.2.4.">
            <text:p>4.2.4.</text:p>
          </table:table-cell>
          <table:table-cell table:style-name="ce117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 table:number-columns-repeated="2"/>
          <table:table-cell table:style-name="ce117"/>
          <table:table-cell office:value-type="string">
            <text:p>&gt; SourceForge requires the file to contain 'readme' in the name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Note: The distribution packages will be packed in a further step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/>
          <table:table-cell table:style-name="ce115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 table:style-name="ce104"/>
          <table:table-cell table:style-name="ce110" table:formula="of:=CONCATENATE([.A$3]; &quot;.&quot;; COUNTA([.B$5:.B20]); &quot;.&quot;)" office:value-type="string" office:string-value="4.3.">
            <text:p>4.3.</text:p>
          </table:table-cell>
          <table:table-cell table:style-name="ce113"/>
          <table:table-cell table:style-name="ce116"/>
          <table:table-cell table:style-name="ce113" office:value-type="string">
            <text:p>Re-Build YAT</text:p>
          </table:table-cell>
          <table:table-cell table:style-name="ce113"/>
          <table:table-cell table:style-name="ce124" office:value-type="time" office:time-value="PT00H20M00S">
            <text:p>00:20</text:p>
          </table:table-cell>
          <table:table-cell table:style-name="ce129"/>
          <table:table-cell table:style-name="ce124" table:formula="of:=MAX([.I$1:.I19])+[.G20]" office:value-type="time" office:time-value="PT16H30M00S">
            <text:p>16:30</text:p>
          </table:table-cell>
          <table:table-cell table:style-name="ce130"/>
          <table:table-cell table:style-name="ce104"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21]); &quot;.&quot;)" office:value-type="string" office:string-value="4.3.1.">
            <text:p>4.3.1.</text:p>
          </table:table-cell>
          <table:table-cell table:style-name="ce117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Optimize for speed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23]); &quot;.&quot;)" office:value-type="string" office:string-value="4.3.2.">
            <text:p>4.3.2.</text:p>
          </table:table-cell>
          <table:table-cell table:style-name="ce117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Optimize for size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25]); &quot;.&quot;)" office:value-type="string" office:string-value="4.3.3.">
            <text:p>4.3.3.</text:p>
          </table:table-cell>
          <table:table-cell table:style-name="ce117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Reduce the risk of mistakenly taking the wrong assemblie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27]); &quot;.&quot;)" office:value-type="string" office:string-value="4.3.4.">
            <text:p>4.3.4.</text:p>
          </table:table-cell>
          <table:table-cell table:style-name="ce117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Build "Setup" configuration for "x86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Build "Setup with Prerequisites" configuration for "x86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/>
          <table:table-cell table:style-name="ce111" table:formula="of:=CONCATENATE([.B$20]; COUNTA([.C$21:.C30]); &quot;.&quot;)" office:value-type="string" office:string-value="4.3.5.">
            <text:p>4.3.5.</text:p>
          </table:table-cell>
          <table:table-cell table:style-name="ce117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1">
          <table:table-cell/>
          <table:table-cell table:style-name="ce111" table:number-columns-repeated="2"/>
          <table:table-cell table:style-name="ce117"/>
          <table:table-cell office:value-type="string">
            <text:p>&gt; Reduce the risk of mistakenly taking the wrong assemblies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20]; COUNTA([.C$21:.C32]); &quot;.&quot;)" office:value-type="string" office:string-value="4.3.6.">
            <text:p>4.3.6.</text:p>
          </table:table-cell>
          <table:table-cell table:style-name="ce117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 table:number-columns-repeated="2"/>
          <table:table-cell table:style-name="ce117"/>
          <table:table-cell office:value-type="string">
            <text:p>&gt; Build "Setup" configuration for "AnyCPU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 table:number-columns-repeated="2"/>
          <table:table-cell table:style-name="ce117"/>
          <table:table-cell office:value-type="string">
            <text:p>&gt; Build "Setup with Prerequisites" configuration for "AnyCPU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>
          <table:table-cell/>
          <table:table-cell table:style-name="ce111"/>
          <table:table-cell table:style-name="ce111" table:formula="of:=CONCATENATE([.B$20]; COUNTA([.C$21:.C35]); &quot;.&quot;)" office:value-type="string" office:string-value="4.3.7.">
            <text:p>4.3.7.</text:p>
          </table:table-cell>
          <table:table-cell table:style-name="ce117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 table:number-rows-repeated="65506">
          <table:table-cell/>
          <table:table-cell table:style-name="ce111"/>
          <table:table-cell/>
          <table:table-cell table:style-name="ce115"/>
          <table:table-cell table:number-columns-repeated="2"/>
          <table:table-cell table:style-name="ce123"/>
          <table:table-cell table:style-name="ce128"/>
          <table:table-cell table:style-name="ce123"/>
          <table:table-cell table:style-name="ce128"/>
          <table:table-cell table:number-columns-repeated="1014"/>
        </table:table-row>
        <table:table-row table:style-name="ro2" table:number-rows-repeated="9830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Installation Test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495])" office:value-type="time" office:time-value="PT00H40M00S">
            <text:p>00:40</text:p>
          </table:table-cell>
          <table:table-cell table:style-name="ce47" table:formula="of:=['4. Build'.$J$3]" office:value-type="time" office:time-value="PT16H30M00S">
            <text:p>16:30</text:p>
          </table:table-cell>
          <table:table-cell table:style-name="ce53" table:formula="of:=MAX([.I4:.I65495])" office:value-type="time" office:time-value="PT17H10M00S">
            <text:p>17:1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5.1.">
            <text:p>5.1.</text:p>
          </table:table-cell>
          <table:table-cell table:style-name="ce37"/>
          <table:table-cell table:style-name="ce39"/>
          <table:table-cell table:style-name="ce37" office:value-type="string">
            <text:p>Installation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6H40M00S">
            <text:p>16:4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5.1.1.">
            <text:p>5.1.1.</text:p>
          </table:table-cell>
          <table:table-cell table:style-name="ce40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5.1.2.">
            <text:p>5.1.2.</text:p>
          </table:table-cell>
          <table:table-cell table:style-name="ce40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0]); &quot;.&quot;)" office:value-type="string" office:string-value="5.2.">
            <text:p>5.2.</text:p>
          </table:table-cell>
          <table:table-cell table:style-name="ce37"/>
          <table:table-cell table:style-name="ce39"/>
          <table:table-cell table:style-name="ce37" office:value-type="string">
            <text:p>Run manual after-installation tests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9])+[.G10]" office:value-type="time" office:time-value="PT17H10M00S">
            <text:p>17:1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0]; COUNTA([.C$11:.C11]); &quot;.&quot;)" office:value-type="string" office:string-value="5.2.1.">
            <text:p>5.2.1.</text:p>
          </table:table-cell>
          <table:table-cell table:style-name="ce40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Packaging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02])" office:value-type="time" office:time-value="PT00H30M00S">
            <text:p>00:30</text:p>
          </table:table-cell>
          <table:table-cell table:style-name="ce47" table:formula="of:=['5. Installation Testing'.$J$3]" office:value-type="time" office:time-value="PT17H10M00S">
            <text:p>17:10</text:p>
          </table:table-cell>
          <table:table-cell table:style-name="ce53" table:formula="of:=MAX([.I4:.I65502])" office:value-type="time" office:time-value="PT17H40M00S">
            <text:p>17:4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$5:.B5]); &quot;.&quot;)" office:value-type="string" office:string-value="6.1.">
            <text:p>6.1.</text:p>
          </table:table-cell>
          <table:table-cell table:style-name="ce37"/>
          <table:table-cell table:style-name="ce39"/>
          <table:table-cell table:style-name="ce37" office:value-type="string">
            <text:p>Commit and tag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7H25M00S">
            <text:p>17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6.1.1.">
            <text:p>6.1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>
            <text:p>6.1.2.</text:p>
          </table:table-cell>
          <table:table-cell table:style-name="ce40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16]); &quot;.&quot;)" office:value-type="string" office:string-value="6.1.3.">
            <text:p>6.1.3.</text:p>
          </table:table-cell>
          <table:table-cell table:style-name="ce40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8]); &quot;.&quot;)" office:value-type="string" office:string-value="6.2.">
            <text:p>6.2.</text:p>
          </table:table-cell>
          <table:table-cell table:style-name="ce37"/>
          <table:table-cell table:style-name="ce39"/>
          <table:table-cell table:style-name="ce37" office:value-type="string">
            <text:p>Pack YAT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8]" office:value-type="time" office:time-value="PT17H40M00S">
            <text:p>17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8]; COUNTA([.C$19:.C19]); &quot;.&quot;)" office:value-type="string" office:string-value="6.2.1.">
            <text:p>6.2.1.</text:p>
          </table:table-cell>
          <table:table-cell table:style-name="ce40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8]; COUNTA([.C$19:.C20]); &quot;.&quot;)" office:value-type="string" office:string-value="6.2.2.">
            <text:p>6.2.2.</text:p>
          </table:table-cell>
          <table:table-cell table:style-name="ce40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Upload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10])" office:value-type="time" office:time-value="PT01H00M00S">
            <text:p>01:00</text:p>
          </table:table-cell>
          <table:table-cell table:style-name="ce47" table:formula="of:=['5. Installation Testing'.$J$3]" office:value-type="time" office:time-value="PT17H10M00S">
            <text:p>17:10</text:p>
          </table:table-cell>
          <table:table-cell table:style-name="ce53" table:formula="of:=MAX([.I4:.I65510])" office:value-type="time" office:time-value="PT18H10M00S">
            <text:p>18:1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7.1.">
            <text:p>7.1.</text:p>
          </table:table-cell>
          <table:table-cell table:style-name="ce37"/>
          <table:table-cell table:style-name="ce39"/>
          <table:table-cell table:style-name="ce37" office:value-type="string">
            <text:p>Prepare upload to SourceForge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4])+[.G5]" office:value-type="time" office:time-value="PT17H20M00S">
            <text:p>17:20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7.1.1.">
            <text:p>7.1.1.</text:p>
          </table:table-cell>
          <table:table-cell table:style-name="ce40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7]); &quot;.&quot;)" office:value-type="string" office:string-value="7.1.2.">
            <text:p>7.1.2.</text:p>
          </table:table-cell>
          <table:table-cell table:style-name="ce40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7.1.3.">
            <text:p>7.1.3.</text:p>
          </table:table-cell>
          <table:table-cell table:style-name="ce40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3]); &quot;.&quot;)" office:value-type="string" office:string-value="7.2.">
            <text:p>7.2.</text:p>
          </table:table-cell>
          <table:table-cell table:style-name="ce37"/>
          <table:table-cell table:style-name="ce39"/>
          <table:table-cell table:style-name="ce37" office:value-type="string">
            <text:p>Add release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12])+[.G13]" office:value-type="time" office:time-value="PT17H50M00S">
            <text:p>17:5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3]; COUNTA([.C$14:.C14]); &quot;.&quot;)" office:value-type="string" office:string-value="7.2.1.">
            <text:p>7.2.1.</text:p>
          </table:table-cell>
          <table:table-cell table:style-name="ce40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7]); &quot;.&quot;)" office:value-type="string" office:string-value="7.2.2.">
            <text:p>7.2.2.</text:p>
          </table:table-cell>
          <table:table-cell table:style-name="ce40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8]); &quot;.&quot;)" office:value-type="string" office:string-value="7.2.3.">
            <text:p>7.2.3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19]); &quot;.&quot;)" office:value-type="string" office:string-value="7.2.4.">
            <text:p>7.2.4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3]; COUNTA([.C$14:.C20]); &quot;.&quot;)" office:value-type="string" office:string-value="7.2.5.">
            <text:p>7.2.5.</text:p>
          </table:table-cell>
          <table:table-cell table:style-name="ce40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3]); &quot;.&quot;)" office:value-type="string" office:string-value="7.3.">
            <text:p>7.3.</text:p>
          </table:table-cell>
          <table:table-cell table:style-name="ce37"/>
          <table:table-cell table:style-name="ce39"/>
          <table:table-cell table:style-name="ce37" office:value-type="string">
            <text:p>Check release and release note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22])+[.G23]" office:value-type="time" office:time-value="PT18H00M00S">
            <text:p>18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3]; COUNTA([.C$24:.C24]); &quot;.&quot;)" office:value-type="string" office:string-value="7.3.1.">
            <text:p>7.3.1.</text:p>
          </table:table-cell>
          <table:table-cell table:style-name="ce40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6]); &quot;.&quot;)" office:value-type="string" office:string-value="7.3.2.">
            <text:p>7.3.2.</text:p>
          </table:table-cell>
          <table:table-cell table:style-name="ce40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7]); &quot;.&quot;)" office:value-type="string" office:string-value="7.3.3.">
            <text:p>7.3.3.</text:p>
          </table:table-cell>
          <table:table-cell table:style-name="ce40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7.4.">
            <text:p>7.4.</text:p>
          </table:table-cell>
          <table:table-cell table:style-name="ce37"/>
          <table:table-cell table:style-name="ce39"/>
          <table:table-cell table:style-name="ce37" office:value-type="string">
            <text:p>Feature request and bug trackers</text:p>
          </table:table-cell>
          <table:table-cell table:style-name="ce37"/>
          <table:table-cell table:style-name="ce49" office:value-type="time" office:time-value="PT00H10M00S">
            <text:p>00:10</text:p>
          </table:table-cell>
          <table:table-cell table:style-name="ce55"/>
          <table:table-cell table:style-name="ce49" table:formula="of:=MAX([.I$1:.I29])+[.G30]" office:value-type="time" office:time-value="PT18H10M00S">
            <text:p>18:10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1:.C31]); &quot;.&quot;)" office:value-type="string" office:string-value="7.4.1.">
            <text:p>7.4.1.</text:p>
          </table:table-cell>
          <table:table-cell table:style-name="ce40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4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8"/>
        <table:table-column table:style-name="co15" table:default-cell-style-name="ce54"/>
        <table:table-column table:style-name="co15" table:default-cell-style-name="ce48"/>
        <table:table-column table:style-name="co15" table:default-cell-style-name="ce54"/>
        <table:table-column table:style-name="co10" table:number-columns-repeated="1014" table:default-cell-style-name="Default"/>
        <table:table-row table:style-name="ro1">
          <table:table-cell table:style-name="ce24"/>
          <table:table-cell table:style-name="ce29" table:number-columns-repeated="4"/>
          <table:table-cell table:style-name="ce43" office:value-type="string">
            <text:p>Duration</text:p>
          </table:table-cell>
          <table:table-cell table:style-name="ce45" office:value-type="string">
            <text:p>Step</text:p>
          </table:table-cell>
          <table:table-cell table:style-name="ce51"/>
          <table:table-cell table:style-name="ce45" office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1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8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>
            <text:p>Finalization</text:p>
          </table:table-cell>
          <table:table-cell table:style-name="ce36"/>
          <table:table-cell table:style-name="ce47" office:value-type="time" office:time-value="PT00H00M00S">
            <text:p>00:00</text:p>
          </table:table-cell>
          <table:table-cell table:style-name="ce53" table:formula="of:=[.G3]+SUM([.G4:.G65532])" office:value-type="time" office:time-value="PT02H10M00S">
            <text:p>02:10</text:p>
          </table:table-cell>
          <table:table-cell table:style-name="ce47" table:formula="of:=['7. Upload'.$J$3]" office:value-type="time" office:time-value="PT18H10M00S">
            <text:p>18:10</text:p>
          </table:table-cell>
          <table:table-cell table:style-name="ce53" table:formula="of:=MAX([.I4:.I65532])" office:value-type="time" office:time-value="PT20H00M00S">
            <text:p>20:00</text:p>
          </table:table-cell>
          <table:table-cell table:style-name="ce58" table:number-columns-repeated="1014"/>
        </table:table-row>
        <table:table-row table:style-name="ro1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 table:style-name="ce1"/>
          <table:table-cell table:style-name="ce33" table:formula="of:=CONCATENATE([.A$3]; &quot;.&quot;; COUNTA([.B5]); &quot;.&quot;)" office:value-type="string" office:string-value="8.1.">
            <text:p>8.1.</text:p>
          </table:table-cell>
          <table:table-cell table:style-name="ce37"/>
          <table:table-cell table:style-name="ce39"/>
          <table:table-cell table:style-name="ce37" office:value-type="string">
            <text:p>Submit new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])+[.G5]" office:value-type="time" office:time-value="PT18H25M00S">
            <text:p>18:25</text:p>
          </table:table-cell>
          <table:table-cell table:style-name="ce5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$6:.C6]); &quot;.&quot;)" office:value-type="string" office:string-value="8.1.1.">
            <text:p>8.1.1.</text:p>
          </table:table-cell>
          <table:table-cell table:style-name="ce40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7]); &quot;.&quot;)" office:value-type="string" office:string-value="8.1.2.">
            <text:p>8.1.2.</text:p>
          </table:table-cell>
          <table:table-cell table:style-name="ce40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33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16]); &quot;.&quot;)" office:value-type="string" office:string-value="8.2.">
            <text:p>8.2.</text:p>
          </table:table-cell>
          <table:table-cell table:style-name="ce37"/>
          <table:table-cell table:style-name="ce39"/>
          <table:table-cell table:style-name="ce37" office:value-type="string">
            <text:p>Send e-mail to the YAT mailing list (Attention: Mail delay up to 60 min !!!)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15])+[.G16]" office:value-type="time" office:time-value="PT18H40M00S">
            <text:p>18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6]; COUNTA([.C$17:.C17]); &quot;.&quot;)" office:value-type="string" office:string-value="8.2.1.">
            <text:p>8.2.1.</text:p>
          </table:table-cell>
          <table:table-cell table:style-name="ce40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18]); &quot;.&quot;)" office:value-type="string" office:string-value="8.2.2.">
            <text:p>8.2.2.</text:p>
          </table:table-cell>
          <table:table-cell table:style-name="ce40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1]); &quot;.&quot;)" office:value-type="string" office:string-value="8.2.3.">
            <text:p>8.2.3.</text:p>
          </table:table-cell>
          <table:table-cell table:style-name="ce40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2]); &quot;.&quot;)" office:value-type="string" office:string-value="8.2.4.">
            <text:p>8.2.4.</text:p>
          </table:table-cell>
          <table:table-cell table:style-name="ce40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3]); &quot;.&quot;)" office:value-type="string" office:string-value="8.2.5.">
            <text:p>8.2.5.</text:p>
          </table:table-cell>
          <table:table-cell table:style-name="ce40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5]); &quot;.&quot;)" office:value-type="string" office:string-value="8.2.6.">
            <text:p>8.2.6.</text:p>
          </table:table-cell>
          <table:table-cell table:style-name="ce40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6]); &quot;.&quot;)" office:value-type="string" office:string-value="8.2.7.">
            <text:p>8.2.7.</text:p>
          </table:table-cell>
          <table:table-cell table:style-name="ce40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28]); &quot;.&quot;)" office:value-type="string" office:string-value="8.3.">
            <text:p>8.3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27])+[.G28]" office:value-type="time" office:time-value="PT18H45M00S">
            <text:p>18:4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28]; COUNTA([.C$29:.C29]); &quot;.&quot;)" office:value-type="string" office:string-value="8.3.1.">
            <text:p>8.3.1.</text:p>
          </table:table-cell>
          <table:table-cell table:style-name="ce40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31]); &quot;.&quot;)" office:value-type="string" office:string-value="8.4.">
            <text:p>8.4.</text:p>
          </table:table-cell>
          <table:table-cell table:style-name="ce37"/>
          <table:table-cell table:style-name="ce39"/>
          <table:table-cell table:style-name="ce37" office:value-type="string">
            <text:p>Recreate and verify working copy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30])+[.G31]" office:value-type="time" office:time-value="PT19H00M00S">
            <text:p>19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31]; COUNTA([.C$32:.C32]); &quot;.&quot;)" office:value-type="string" office:string-value="8.4.1.">
            <text:p>8.4.1.</text:p>
          </table:table-cell>
          <table:table-cell table:style-name="ce40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3]); &quot;.&quot;)" office:value-type="string" office:string-value="8.4.2.">
            <text:p>8.4.2.</text:p>
          </table:table-cell>
          <table:table-cell table:style-name="ce40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4]); &quot;.&quot;)" office:value-type="string" office:string-value="8.4.3.">
            <text:p>8.4.3.</text:p>
          </table:table-cell>
          <table:table-cell table:style-name="ce40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5]); &quot;.&quot;)" office:value-type="string" office:string-value="8.4.4.">
            <text:p>8.4.4.</text:p>
          </table:table-cell>
          <table:table-cell table:style-name="ce40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6]); &quot;.&quot;)" office:value-type="string" office:string-value="8.4.5.">
            <text:p>8.4.5.</text:p>
          </table:table-cell>
          <table:table-cell table:style-name="ce40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7]); &quot;.&quot;)" office:value-type="string" office:string-value="8.4.6.">
            <text:p>8.4.6.</text:p>
          </table:table-cell>
          <table:table-cell table:style-name="ce40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38]); &quot;.&quot;)" office:value-type="string" office:string-value="8.4.7.">
            <text:p>8.4.7.</text:p>
          </table:table-cell>
          <table:table-cell table:style-name="ce40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1]; COUNTA([.C$32:.C39]); &quot;.&quot;)" office:value-type="string" office:string-value="8.4.8.">
            <text:p>8.4.8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31]; COUNTA([.C$32:.C40]); &quot;.&quot;)" office:value-type="string" office:string-value="8.4.9.">
            <text:p>8.4.9.</text:p>
          </table:table-cell>
          <table:table-cell table:style-name="ce40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42]); &quot;.&quot;)" office:value-type="string" office:string-value="8.5.">
            <text:p>8.5.</text:p>
          </table:table-cell>
          <table:table-cell table:style-name="ce37"/>
          <table:table-cell table:style-name="ce39"/>
          <table:table-cell table:style-name="ce37" office:value-type="string">
            <text:p>Archive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1])+[.G42]" office:value-type="time" office:time-value="PT19H15M00S">
            <text:p>19:1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42]; COUNTA([.C$43:.C43]); &quot;.&quot;)" office:value-type="string" office:string-value="8.5.1.">
            <text:p>8.5.1.</text:p>
          </table:table-cell>
          <table:table-cell table:style-name="ce40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2]; COUNTA([.C$43:.C45]); &quot;.&quot;)" office:value-type="string" office:string-value="8.5.2.">
            <text:p>8.5.2.</text:p>
          </table:table-cell>
          <table:table-cell table:style-name="ce40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47]); &quot;.&quot;)" office:value-type="string" office:string-value="8.6.">
            <text:p>8.6.</text:p>
          </table:table-cell>
          <table:table-cell table:style-name="ce37"/>
          <table:table-cell table:style-name="ce39"/>
          <table:table-cell table:style-name="ce37" office:value-type="string">
            <text:p>Update and verify working copy (wait for a few days in case of a severe issue)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46])+[.G47]" office:value-type="time" office:time-value="PT19H30M00S">
            <text:p>19:30</text:p>
          </table:table-cell>
          <table:table-cell table:style-name="ce57"/>
          <table:table-cell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7]; COUNTA([.C$48:.C48]); &quot;.&quot;)" office:value-type="string" office:string-value="8.6.1.">
            <text:p>8.6.1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7]; COUNTA([.C$48:.C49]); &quot;.&quot;)" office:value-type="string" office:string-value="8.6.2.">
            <text:p>8.6.2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7]; COUNTA([.C$48:.C50]); &quot;.&quot;)" office:value-type="string" office:string-value="8.6.3.">
            <text:p>8.6.3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7]; COUNTA([.C$48:.C51]); &quot;.&quot;)" office:value-type="string" office:string-value="8.6.4.">
            <text:p>8.6.4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All version must be incremented to later ensure proper installation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7]; COUNTA([.C$48:.C53]); &quot;.&quot;)" office:value-type="string" office:string-value="8.6.5.">
            <text:p>8.6.5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7]; COUNTA([.C$48:.C55]); &quot;.&quot;)" office:value-type="string" office:string-value="8.6.6.">
            <text:p>8.6.6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0"/>
          <table:table-cell table:style-name="ce132"/>
          <table:table-cell table:style-name="ce60" office:value-type="string">
            <text:p>&gt; Add 'Development', e.g. '// MKY Development Version 1.0.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7]; COUNTA([.C$48:.C57]); &quot;.&quot;)" office:value-type="string" office:string-value="8.6.7.">
            <text:p>8.6.7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0"/>
          <table:table-cell table:style-name="ce132"/>
          <table:table-cell table:style-name="ce60" office:value-type="string">
            <text:p>&gt; Add 'Development', e.g. '// NUnit Development Version 1.0.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47]; COUNTA([.C$48:.C59]); &quot;.&quot;)" office:value-type="string" office:string-value="8.6.8.">
            <text:p>8.6.8.</text:p>
          </table:table-cell>
          <table:table-cell table:style-name="ce65" office:value-type="string">
            <text:p></text:p>
          </table:table-cell>
          <table:table-cell table:style-name="ce60" office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0"/>
          <table:table-cell table:style-name="ce132"/>
          <table:table-cell table:style-name="ce60" office:value-type="string">
            <text:p>&gt; Add 'Development', e.g. '// YAT 2.0 Beta 4 Candidate 1 Development Version 1.99.2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2"/>
          <table:table-cell table:style-name="ce34" table:formula="of:=CONCATENATE([.B$47]; COUNTA([.C$48:.C61]); &quot;.&quot;)" office:value-type="string" office:string-value="8.6.9.">
            <text:p>8.6.9.</text:p>
          </table:table-cell>
          <table:table-cell table:style-name="ce40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47]; COUNTA([.C$48:.C63]); &quot;.&quot;)" office:value-type="string" office:string-value="8.6.10.">
            <text:p>8.6.10.</text:p>
          </table:table-cell>
          <table:table-cell table:style-name="ce40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formula="of:=CONCATENATE([.A$3]; &quot;.&quot;; COUNTA([.B$5:.B65]); &quot;.&quot;)" office:value-type="string" office:string-value="8.7.">
            <text:p>8.7.</text:p>
          </table:table-cell>
          <table:table-cell table:style-name="ce37"/>
          <table:table-cell table:style-name="ce39"/>
          <table:table-cell table:style-name="ce37" office:value-type="string">
            <text:p>Update statistics</text:p>
          </table:table-cell>
          <table:table-cell table:style-name="ce37"/>
          <table:table-cell table:style-name="ce49" office:value-type="time" office:time-value="PT00H15M00S">
            <text:p>00:15</text:p>
          </table:table-cell>
          <table:table-cell table:style-name="ce55"/>
          <table:table-cell table:style-name="ce49" table:formula="of:=MAX([.I$1:.I60])+[.G65]" office:value-type="time" office:time-value="PT19H45M00S">
            <text:p>19:4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65]; COUNTA([.C$66:.C66]); &quot;.&quot;)" office:value-type="string" office:string-value="8.7.1.">
            <text:p>8.7.1.</text:p>
          </table:table-cell>
          <table:table-cell table:style-name="ce40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1"/>
          <table:table-cell table:style-name="ce33" table:formula="of:=CONCATENATE([.A$3]; &quot;.&quot;; COUNTA([.B$5:.B68]); &quot;.&quot;)" office:value-type="string" office:string-value="8.8.">
            <text:p>8.8.</text:p>
          </table:table-cell>
          <table:table-cell table:style-name="ce37"/>
          <table:table-cell table:style-name="ce39"/>
          <table:table-cell table:style-name="ce37" office:value-type="string">
            <text:p>Commit</text:p>
          </table:table-cell>
          <table:table-cell table:style-name="ce37"/>
          <table:table-cell table:style-name="ce49" office:value-type="time" office:time-value="PT00H05M00S">
            <text:p>00:05</text:p>
          </table:table-cell>
          <table:table-cell table:style-name="ce55"/>
          <table:table-cell table:style-name="ce49" table:formula="of:=MAX([.I$1:.I67])+[.G68]" office:value-type="time" office:time-value="PT19H50M00S">
            <text:p>19:5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68]; COUNTA([.C$69:.C69]); &quot;.&quot;)" office:value-type="string" office:string-value="8.8.1.">
            <text:p>8.8.1.</text:p>
          </table:table-cell>
          <table:table-cell table:style-name="ce40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71]); &quot;.&quot;)" office:value-type="string" office:string-value="8.9.">
            <text:p>8.9.</text:p>
          </table:table-cell>
          <table:table-cell table:style-name="ce37"/>
          <table:table-cell table:style-name="ce39"/>
          <table:table-cell table:style-name="ce37" office:value-type="string">
            <text:p>Backup PC</text:p>
          </table:table-cell>
          <table:table-cell table:style-name="ce37"/>
          <table:table-cell table:style-name="ce49" office:value-type="time" office:time-value="PT00H30M00S">
            <text:p>00:30</text:p>
          </table:table-cell>
          <table:table-cell table:style-name="ce55"/>
          <table:table-cell table:style-name="ce49" table:formula="of:=MAX([.I$1:.I64])+[.G71]" office:value-type="time" office:time-value="PT20H00M00S">
            <text:p>20:00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71]; COUNTA([.C$72:.C72]); &quot;.&quot;)" office:value-type="string" office:string-value="8.9.1.">
            <text:p>8.9.1.</text:p>
          </table:table-cell>
          <table:table-cell table:style-name="ce40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71]; COUNTA([.C$72:.C73]); &quot;.&quot;)" office:value-type="string" office:string-value="8.9.2.">
            <text:p>8.9.2.</text:p>
          </table:table-cell>
          <table:table-cell table:style-name="ce40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1.06.2015</text:date>, <text:time>22:32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7DT1H56M14S</meta:editing-duration>
    <meta:editing-cycles>122</meta:editing-cycles>
    <meta:generator>OpenOffice/4.1.1$Win32 OpenOffice.org_project/411m6$Build-9775</meta:generator>
    <meta:initial-creator>Matthias Kläy</meta:initial-creator>
    <dc:date>2015-06-01T22:32:55.31</dc:date>
    <meta:print-date>2015-06-01T21:40:41.71</meta:print-date>
    <dc:creator>Matthias Kläy</dc:creator>
    <meta:printed-by>Matthias Kläy</meta:printed-by>
    <meta:document-statistic meta:table-count="9" meta:cell-count="915" meta:object-count="0"/>
  </office:meta>
</office:document-meta>
</file>